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C0000033C24FF78D8886D5DEA.png" manifest:media-type="image/png"/>
  <manifest:file-entry manifest:full-path="Pictures/100002010000035D00000355F92BDDB5FCAE303B.png" manifest:media-type="image/png"/>
  <manifest:file-entry manifest:full-path="Pictures/1000020100000469000000B49CD30644D6F4D5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6.6307in" draw:z-index="0"><draw:image xlink:href="Pictures/100002010000035D00000355F92BDDB5FCAE303B.png" xlink:type="simple" xlink:show="embed" xlink:actuate="onLoad" loext:mime-type="image/x-vclgraphic"/></draw:frame></text:p>
      <text:p text:style-name="Standard"><draw:frame draw:style-name="fr1" draw:name="Image2" text:anchor-type="paragraph" svg:width="6.6929in" svg:height="1.0665in" draw:z-index="1"><draw:image xlink:href="Pictures/1000020100000469000000B49CD30644D6F4D58D.png" xlink:type="simple" xlink:show="embed" xlink:actuate="onLoad" loext:mime-type="image/x-vclgraphic"/></draw:frame></text:p>
      <text:p text:style-name="Standard"><draw:frame draw:style-name="fr2" draw:name="Image3" text:anchor-type="paragraph" svg:width="6.6929in" svg:height="6.4437in" draw:z-index="2"><draw:image xlink:href="Pictures/100002010000035C0000033C24FF78D8886D5DEA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36:07.067639187</meta:creation-date>
    <meta:generator>LibreOffice/6.0.7.3$Linux_X86_64 LibreOffice_project/00m0$Build-3</meta:generator>
    <dc:date>2019-05-23T13:38:18.597697820</dc:date>
    <meta:editing-duration>PT2M1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